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9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padding="2.01pt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padding="2.01pt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fo:padding="2.01pt"/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column table:style-name="co1" table:default-cell-style-name="ce8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ce12"/>
        <table:table-column table:style-name="co1" table:default-cell-style-name="ce11"/>
        <table:table-column table:style-name="co1" table:number-columns-repeated="2" table:default-cell-style-name="ce13"/>
        <table:table-column table:style-name="co1" table:default-cell-style-name="ce11"/>
        <table:table-column table:style-name="co1" table:number-columns-repeated="2" table:default-cell-style-name="ce14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7"/>
        <table:table-column table:style-name="co1" table:default-cell-style-name="ce18"/>
        <table:table-column table:style-name="co1" table:default-cell-style-name="ce16"/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 table:number-columns-spanned="10" table:number-rows-spanned="1">
            <text:p>Methods </text:p>
          </table:table-cell>
          <table:covered-table-cell table:number-columns-repeated="9" table:style-name="Default"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Datasets</text:p>
          </table:table-cell>
          <table:table-cell table:style-name="Default"/>
          <table:table-cell table:style-name="ce4" office:value-type="string" calcext:value-type="string" table:number-columns-spanned="3" table:number-rows-spanned="1">
            <text:p>GD</text:p>
          </table:table-cell>
          <table:covered-table-cell table:style-name="ce9"/>
          <table:covered-table-cell table:style-name="Default"/>
          <table:table-cell table:style-name="ce4" office:value-type="string" calcext:value-type="string" table:number-columns-spanned="3" table:number-rows-spanned="1">
            <text:p>PSO</text:p>
          </table:table-cell>
          <table:covered-table-cell table:style-name="ce9"/>
          <table:covered-table-cell table:style-name="Default"/>
          <table:table-cell table:style-name="ce4" office:value-type="string" calcext:value-type="string" table:number-columns-spanned="2" table:number-rows-spanned="1">
            <text:p>DE</text:p>
          </table:table-cell>
          <table:covered-table-cell table:style-name="ce9"/>
          <table:table-cell table:style-name="Default"/>
          <table:table-cell table:style-name="ce4" office:value-type="string" calcext:value-type="string" table:number-columns-spanned="2" table:number-rows-spanned="1">
            <text:p>FWA</text:p>
          </table:table-cell>
          <table:covered-table-cell table:style-name="ce9"/>
          <table:table-cell table:style-name="Default"/>
          <table:table-cell table:style-name="ce4" office:value-type="string" calcext:value-type="string" table:number-columns-spanned="2" table:number-rows-spanned="1">
            <text:p>IFWA + ATF</text:p>
          </table:table-cell>
          <table:covered-table-cell table:style-name="ce9"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2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ce1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ce1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ce1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ce1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in Mean</text:p>
          </table:table-cell>
          <table:table-cell table:style-name="ce1" office:value-type="string" calcext:value-type="string">
            <text:p>Min Std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office:value-type="string" calcext:value-type="string" table:number-columns-spanned="1" table:number-rows-spanned="2">
            <text:p>Slump Test</text:p>
          </table:table-cell>
          <table:table-cell office:value-type="string" calcext:value-type="string">
            <text:p>Training</text:p>
          </table:table-cell>
          <table:table-cell table:style-name="ce6" office:value-type="float" office:value="2.15515166961033" calcext:value-type="float">
            <text:p>2.15515166961033</text:p>
          </table:table-cell>
          <table:table-cell office:value-type="float" office:value="0.101276879687294" calcext:value-type="float">
            <text:p>0.101276879687294</text:p>
          </table:table-cell>
          <table:table-cell table:style-name="Default"/>
          <table:table-cell office:value-type="float" office:value="8.8126138604482" calcext:value-type="float">
            <text:p>8.8126138604482</text:p>
          </table:table-cell>
          <table:table-cell office:value-type="float" office:value="0.322102235662046" calcext:value-type="float">
            <text:p>0.322102235662046</text:p>
          </table:table-cell>
          <table:table-cell office:value-type="float" office:value="0.220409" calcext:value-type="float">
            <text:p>0.220409</text:p>
          </table:table-cell>
          <table:table-cell office:value-type="float" office:value="2.14384656302343" calcext:value-type="float">
            <text:p>2.14384656302343</text:p>
          </table:table-cell>
          <table:table-cell office:value-type="float" office:value="0.0735312132869462" calcext:value-type="float">
            <text:p>0.073531213286946</text:p>
          </table:table-cell>
          <table:table-cell office:value-type="float" office:value="0.738874" calcext:value-type="float">
            <text:p>0.738874</text:p>
          </table:table-cell>
          <table:table-cell office:value-type="float" office:value="16.425400574192" calcext:value-type="float">
            <text:p>16.425400574192</text:p>
          </table:table-cell>
          <table:table-cell office:value-type="float" office:value="0.447362128860035" calcext:value-type="float">
            <text:p>0.447362128860035</text:p>
          </table:table-cell>
          <table:table-cell table:style-name="ce15" office:value-type="float" office:value="3.695438" calcext:value-type="float">
            <text:p>3.695438</text:p>
          </table:table-cell>
          <table:table-cell office:value-type="float" office:value="16.6159123518855" calcext:value-type="float">
            <text:p>16.6159123518855</text:p>
          </table:table-cell>
          <table:table-cell office:value-type="float" office:value="0.520696430727586" calcext:value-type="float">
            <text:p>0.520696430727586</text:p>
          </table:table-cell>
          <table:table-cell/>
          <table:table-cell table:formula="of:=MIN([.D7];[.G7]; [.J7];[.M7]; [.P7])" office:value-type="float" office:value="2.14384656302343" calcext:value-type="float">
            <text:p>2.14384656302343</text:p>
          </table:table-cell>
          <table:table-cell table:formula="of:=MIN([.E7];[.H7];[.K7];[.N7];[.Q7])" office:value-type="float" office:value="0.0735312132869462" calcext:value-type="float">
            <text:p>0.073531213286946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table:style-name="ce7" office:value-type="float" office:value="0.514789412910575" calcext:value-type="float">
            <text:p>0.514789412910575</text:p>
          </table:table-cell>
          <table:table-cell office:value-type="float" office:value="0.0950191251053729" calcext:value-type="float">
            <text:p>0.095019125105373</text:p>
          </table:table-cell>
          <table:table-cell/>
          <table:table-cell office:value-type="float" office:value="2.32193165103144" calcext:value-type="float">
            <text:p>2.32193165103144</text:p>
          </table:table-cell>
          <table:table-cell office:value-type="float" office:value="0.322771321531896" calcext:value-type="float">
            <text:p>0.322771321531896</text:p>
          </table:table-cell>
          <table:table-cell/>
          <table:table-cell office:value-type="float" office:value="0.519226913129499" calcext:value-type="float">
            <text:p>0.519226913129499</text:p>
          </table:table-cell>
          <table:table-cell office:value-type="float" office:value="0.0695711078519716" calcext:value-type="float">
            <text:p>0.069571107851972</text:p>
          </table:table-cell>
          <table:table-cell/>
          <table:table-cell office:value-type="float" office:value="3.91413430420818" calcext:value-type="float">
            <text:p>3.91413430420818</text:p>
          </table:table-cell>
          <table:table-cell office:value-type="float" office:value="0.458617358806921" calcext:value-type="float">
            <text:p>0.458617358806921</text:p>
          </table:table-cell>
          <table:table-cell/>
          <table:table-cell office:value-type="float" office:value="4.07672708740056" calcext:value-type="float">
            <text:p>4.07672708740056</text:p>
          </table:table-cell>
          <table:table-cell office:value-type="float" office:value="0.514106747551342" calcext:value-type="float">
            <text:p>0.514106747551342</text:p>
          </table:table-cell>
          <table:table-cell/>
          <table:table-cell table:formula="of:=MIN([.D8];[.G8]; [.J8];[.M8]; [.P8])" office:value-type="float" office:value="0.514789412910575" calcext:value-type="float">
            <text:p>0.514789412910575</text:p>
          </table:table-cell>
          <table:table-cell table:formula="of:=MIN([.E8];[.H8];[.K8];[.N8];[.Q8])" office:value-type="float" office:value="0.0695711078519716" calcext:value-type="float">
            <text:p>0.069571107851972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Housing Dataset</text:p>
          </table:table-cell>
          <table:table-cell office:value-type="string" calcext:value-type="string">
            <text:p>Training</text:p>
          </table:table-cell>
          <table:table-cell office:value-type="float" office:value="29.5340391077741" calcext:value-type="float">
            <text:p>29.5340391077741</text:p>
          </table:table-cell>
          <table:table-cell office:value-type="float" office:value="0.69967546200092" calcext:value-type="float">
            <text:p>0.69967546200092</text:p>
          </table:table-cell>
          <table:table-cell/>
          <table:table-cell office:value-type="float" office:value="34.644529419351" calcext:value-type="float">
            <text:p>34.644529419351</text:p>
          </table:table-cell>
          <table:table-cell office:value-type="float" office:value="0.775240314079433" calcext:value-type="float">
            <text:p>0.775240314079433</text:p>
          </table:table-cell>
          <table:table-cell office:value-type="float" office:value="0.241674" calcext:value-type="float">
            <text:p>0.241674</text:p>
          </table:table-cell>
          <table:table-cell office:value-type="float" office:value="29.9222754668018" calcext:value-type="float">
            <text:p>29.9222754668018</text:p>
          </table:table-cell>
          <table:table-cell office:value-type="float" office:value="0.65081572572673" calcext:value-type="float">
            <text:p>0.65081572572673</text:p>
          </table:table-cell>
          <table:table-cell office:value-type="float" office:value="0.495385" calcext:value-type="float">
            <text:p>0.495385</text:p>
          </table:table-cell>
          <table:table-cell office:value-type="float" office:value="45.2487022783456" calcext:value-type="float">
            <text:p>45.2487022783456</text:p>
          </table:table-cell>
          <table:table-cell office:value-type="float" office:value="3.60333446178256" calcext:value-type="float">
            <text:p>3.60333446178256</text:p>
          </table:table-cell>
          <table:table-cell office:value-type="float" office:value="3.410051" calcext:value-type="float">
            <text:p>3.410051</text:p>
          </table:table-cell>
          <table:table-cell office:value-type="float" office:value="50.0820327564182" calcext:value-type="float">
            <text:p>50.0820327564182</text:p>
          </table:table-cell>
          <table:table-cell office:value-type="float" office:value="3.87623649708138" calcext:value-type="float">
            <text:p>3.87623649708138</text:p>
          </table:table-cell>
          <table:table-cell/>
          <table:table-cell table:formula="of:=MIN([.D9];[.G9]; [.J9];[.M9]; [.P9])" office:value-type="float" office:value="29.5340391077741" calcext:value-type="float">
            <text:p>29.5340391077741</text:p>
          </table:table-cell>
          <table:table-cell table:formula="of:=MIN([.E9];[.H9];[.K9];[.N9];[.Q9])" office:value-type="float" office:value="0.65081572572673" calcext:value-type="float">
            <text:p>0.65081572572673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7.17798529486585" calcext:value-type="float">
            <text:p>7.17798529486585</text:p>
          </table:table-cell>
          <table:table-cell office:value-type="float" office:value="0.651263754627943" calcext:value-type="float">
            <text:p>0.651263754627943</text:p>
          </table:table-cell>
          <table:table-cell/>
          <table:table-cell office:value-type="float" office:value="8.89778204299279" calcext:value-type="float">
            <text:p>8.89778204299279</text:p>
          </table:table-cell>
          <table:table-cell office:value-type="float" office:value="0.623971540273679" calcext:value-type="float">
            <text:p>0.623971540273679</text:p>
          </table:table-cell>
          <table:table-cell/>
          <table:table-cell office:value-type="float" office:value="7.31950214547261" calcext:value-type="float">
            <text:p>7.31950214547261</text:p>
          </table:table-cell>
          <table:table-cell office:value-type="float" office:value="0.672135329371423" calcext:value-type="float">
            <text:p>0.672135329371423</text:p>
          </table:table-cell>
          <table:table-cell/>
          <table:table-cell office:value-type="float" office:value="11.106966543292" calcext:value-type="float">
            <text:p>11.106966543292</text:p>
          </table:table-cell>
          <table:table-cell office:value-type="float" office:value="1.09202708773871" calcext:value-type="float">
            <text:p>1.09202708773871</text:p>
          </table:table-cell>
          <table:table-cell/>
          <table:table-cell office:value-type="float" office:value="12.4638394284274" calcext:value-type="float">
            <text:p>12.4638394284274</text:p>
          </table:table-cell>
          <table:table-cell office:value-type="float" office:value="1.24645751126391" calcext:value-type="float">
            <text:p>1.24645751126391</text:p>
          </table:table-cell>
          <table:table-cell/>
          <table:table-cell table:formula="of:=MIN([.D10];[.G10]; [.J10];[.M10]; [.P10])" office:value-type="float" office:value="7.17798529486585" calcext:value-type="float">
            <text:p>7.17798529486585</text:p>
          </table:table-cell>
          <table:table-cell table:formula="of:=MIN([.E10];[.H10];[.K10];[.N10];[.Q10])" office:value-type="float" office:value="0.623971540273679" calcext:value-type="float">
            <text:p>0.623971540273679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O-ring Dataset</text:p>
          </table:table-cell>
          <table:table-cell office:value-type="string" calcext:value-type="string">
            <text:p>Training</text:p>
          </table:table-cell>
          <table:table-cell office:value-type="float" office:value="0.0261187840460358" calcext:value-type="float">
            <text:p>0.026118784046036</text:p>
          </table:table-cell>
          <table:table-cell office:value-type="float" office:value="0.125005396074072" calcext:value-type="float">
            <text:p>0.125005396074072</text:p>
          </table:table-cell>
          <table:table-cell/>
          <table:table-cell office:value-type="float" office:value="22.3580799099533" calcext:value-type="float">
            <text:p>22.3580799099533</text:p>
          </table:table-cell>
          <table:table-cell office:value-type="float" office:value="2.33174960325909" calcext:value-type="float">
            <text:p>2.33174960325909</text:p>
          </table:table-cell>
          <table:table-cell office:value-type="float" office:value="0.145508" calcext:value-type="float">
            <text:p>0.145508</text:p>
          </table:table-cell>
          <table:table-cell office:value-type="float" office:value="0.0568256187088436" calcext:value-type="float">
            <text:p>0.056825618708844</text:p>
          </table:table-cell>
          <table:table-cell office:value-type="float" office:value="0.039446340708238" calcext:value-type="float">
            <text:p>0.039446340708238</text:p>
          </table:table-cell>
          <table:table-cell office:value-type="float" office:value="0.054435" calcext:value-type="float">
            <text:p>0.054435</text:p>
          </table:table-cell>
          <table:table-cell office:value-type="float" office:value="57.5427489177489" calcext:value-type="float">
            <text:p>57.5427489177489</text:p>
          </table:table-cell>
          <table:table-cell office:value-type="float" office:value="1.67598779413772" calcext:value-type="float">
            <text:p>1.67598779413772</text:p>
          </table:table-cell>
          <table:table-cell office:value-type="float" office:value="6.105473" calcext:value-type="float">
            <text:p>6.105473</text:p>
          </table:table-cell>
          <table:table-cell office:value-type="float" office:value="57.9092787676222" calcext:value-type="float">
            <text:p>57.9092787676222</text:p>
          </table:table-cell>
          <table:table-cell office:value-type="float" office:value="1.81957782418833" calcext:value-type="float">
            <text:p>1.81957782418833</text:p>
          </table:table-cell>
          <table:table-cell/>
          <table:table-cell table:formula="of:=MIN([.D11];[.G11]; [.J11];[.M11]; [.P11])" office:value-type="float" office:value="0.0261187840460358" calcext:value-type="float">
            <text:p>0.026118784046036</text:p>
          </table:table-cell>
          <table:table-cell table:formula="of:=MIN([.E11];[.H11];[.K11];[.N11];[.Q11])" office:value-type="float" office:value="0.039446340708238" calcext:value-type="float">
            <text:p>0.039446340708238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0.00382028819166435" calcext:value-type="float">
            <text:p>0.003820288191664</text:p>
          </table:table-cell>
          <table:table-cell office:value-type="float" office:value="0.0144107071210568" calcext:value-type="float">
            <text:p>0.014410707121057</text:p>
          </table:table-cell>
          <table:table-cell/>
          <table:table-cell office:value-type="float" office:value="7.10130544846906" calcext:value-type="float">
            <text:p>7.10130544846906</text:p>
          </table:table-cell>
          <table:table-cell office:value-type="float" office:value="2.43236558002887" calcext:value-type="float">
            <text:p>2.43236558002887</text:p>
          </table:table-cell>
          <table:table-cell/>
          <table:table-cell office:value-type="float" office:value="0.0114671516916706" calcext:value-type="float">
            <text:p>0.011467151691671</text:p>
          </table:table-cell>
          <table:table-cell office:value-type="float" office:value="0.00503164479808951" calcext:value-type="float">
            <text:p>0.00503164479809</text:p>
          </table:table-cell>
          <table:table-cell/>
          <table:table-cell office:value-type="float" office:value="12.1834415584416" calcext:value-type="float">
            <text:p>12.1834415584416</text:p>
          </table:table-cell>
          <table:table-cell office:value-type="float" office:value="1.67598779413773" calcext:value-type="float">
            <text:p>1.67598779413773</text:p>
          </table:table-cell>
          <table:table-cell/>
          <table:table-cell office:value-type="float" office:value="12.0155392344954" calcext:value-type="float">
            <text:p>12.0155392344954</text:p>
          </table:table-cell>
          <table:table-cell office:value-type="float" office:value="1.81786732429275" calcext:value-type="float">
            <text:p>1.81786732429275</text:p>
          </table:table-cell>
          <table:table-cell/>
          <table:table-cell table:formula="of:=MIN([.D12];[.G12]; [.J12];[.M12]; [.P12])" office:value-type="float" office:value="0.00382028819166435" calcext:value-type="float">
            <text:p>0.003820288191664</text:p>
          </table:table-cell>
          <table:table-cell table:formula="of:=MIN([.E12];[.H12];[.K12];[.N12];[.Q12])" office:value-type="float" office:value="0.00503164479808951" calcext:value-type="float">
            <text:p>0.00503164479809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Concrete Compressive Strength Dataset</text:p>
          </table:table-cell>
          <table:table-cell office:value-type="string" calcext:value-type="string">
            <text:p>Training</text:p>
          </table:table-cell>
          <table:table-cell office:value-type="float" office:value="84.4537230662551" calcext:value-type="float">
            <text:p>84.4537230662551</text:p>
          </table:table-cell>
          <table:table-cell office:value-type="float" office:value="0.900420555885767" calcext:value-type="float">
            <text:p>0.900420555885767</text:p>
          </table:table-cell>
          <table:table-cell/>
          <table:table-cell office:value-type="float" office:value="89.0926612847341" calcext:value-type="float">
            <text:p>89.0926612847341</text:p>
          </table:table-cell>
          <table:table-cell office:value-type="float" office:value="0.991194565846929" calcext:value-type="float">
            <text:p>0.991194565846929</text:p>
          </table:table-cell>
          <table:table-cell office:value-type="float" office:value="0.234152" calcext:value-type="float">
            <text:p>0.234152</text:p>
          </table:table-cell>
          <table:table-cell office:value-type="float" office:value="97.333596466209" calcext:value-type="float">
            <text:p>97.333596466209</text:p>
          </table:table-cell>
          <table:table-cell office:value-type="float" office:value="10.6903132534821" calcext:value-type="float">
            <text:p>10.6903132534821</text:p>
          </table:table-cell>
          <table:table-cell office:value-type="float" office:value="0.423051" calcext:value-type="float">
            <text:p>0.423051</text:p>
          </table:table-cell>
          <table:table-cell office:value-type="float" office:value="94.0235701823251" calcext:value-type="float">
            <text:p>94.0235701823251</text:p>
          </table:table-cell>
          <table:table-cell office:value-type="float" office:value="2.86696111079264" calcext:value-type="float">
            <text:p>2.86696111079264</text:p>
          </table:table-cell>
          <table:table-cell office:value-type="float" office:value="7.039242" calcext:value-type="float">
            <text:p>7.039242</text:p>
          </table:table-cell>
          <table:table-cell office:value-type="float" office:value="97.1944311661455" calcext:value-type="float">
            <text:p>97.1944311661455</text:p>
          </table:table-cell>
          <table:table-cell office:value-type="float" office:value="4.95631785128944" calcext:value-type="float">
            <text:p>4.95631785128944</text:p>
          </table:table-cell>
          <table:table-cell/>
          <table:table-cell table:formula="of:=MIN([.D13];[.G13]; [.J13];[.M13]; [.P13])" office:value-type="float" office:value="84.4537230662551" calcext:value-type="float">
            <text:p>84.4537230662551</text:p>
          </table:table-cell>
          <table:table-cell table:formula="of:=MIN([.E13];[.H13];[.K13];[.N13];[.Q13])" office:value-type="float" office:value="0.900420555885767" calcext:value-type="float">
            <text:p>0.900420555885767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20.9929747998368" calcext:value-type="float">
            <text:p>20.9929747998368</text:p>
          </table:table-cell>
          <table:table-cell office:value-type="float" office:value="0.909889001492883" calcext:value-type="float">
            <text:p>0.909889001492883</text:p>
          </table:table-cell>
          <table:table-cell/>
          <table:table-cell office:value-type="float" office:value="22.4451010895001" calcext:value-type="float">
            <text:p>22.4451010895001</text:p>
          </table:table-cell>
          <table:table-cell office:value-type="float" office:value="0.927240451400744" calcext:value-type="float">
            <text:p>0.927240451400744</text:p>
          </table:table-cell>
          <table:table-cell/>
          <table:table-cell office:value-type="float" office:value="24.2618026984863" calcext:value-type="float">
            <text:p>24.2618026984863</text:p>
          </table:table-cell>
          <table:table-cell office:value-type="float" office:value="2.75293327245742" calcext:value-type="float">
            <text:p>2.75293327245742</text:p>
          </table:table-cell>
          <table:table-cell/>
          <table:table-cell office:value-type="float" office:value="23.2118320502273" calcext:value-type="float">
            <text:p>23.2118320502273</text:p>
          </table:table-cell>
          <table:table-cell office:value-type="float" office:value="1.18637074017281" calcext:value-type="float">
            <text:p>1.18637074017281</text:p>
          </table:table-cell>
          <table:table-cell/>
          <table:table-cell office:value-type="float" office:value="24.065790787711" calcext:value-type="float">
            <text:p>24.065790787711</text:p>
          </table:table-cell>
          <table:table-cell office:value-type="float" office:value="1.41347659893338" calcext:value-type="float">
            <text:p>1.41347659893338</text:p>
          </table:table-cell>
          <table:table-cell/>
          <table:table-cell table:formula="of:=MIN([.D14];[.G14]; [.J14];[.M14]; [.P14])" office:value-type="float" office:value="20.9929747998368" calcext:value-type="float">
            <text:p>20.9929747998368</text:p>
          </table:table-cell>
          <table:table-cell table:formula="of:=MIN([.E14];[.H14];[.K14];[.N14];[.Q14])" office:value-type="float" office:value="0.909889001492883" calcext:value-type="float">
            <text:p>0.909889001492883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Red Wine Quality</text:p>
          </table:table-cell>
          <table:table-cell office:value-type="string" calcext:value-type="string">
            <text:p>Training</text:p>
          </table:table-cell>
          <table:table-cell office:value-type="float" office:value="128.025855468982" calcext:value-type="float">
            <text:p>128.025855468982</text:p>
          </table:table-cell>
          <table:table-cell office:value-type="float" office:value="1.55645052873687" calcext:value-type="float">
            <text:p>1.55645052873687</text:p>
          </table:table-cell>
          <table:table-cell/>
          <table:table-cell office:value-type="float" office:value="813.541816876669" calcext:value-type="float">
            <text:p>813.541816876669</text:p>
          </table:table-cell>
          <table:table-cell office:value-type="float" office:value="7.37598406876594" calcext:value-type="float">
            <text:p>7.37598406876594</text:p>
          </table:table-cell>
          <table:table-cell office:value-type="float" office:value="0.507704" calcext:value-type="float">
            <text:p>0.507704</text:p>
          </table:table-cell>
          <table:table-cell office:value-type="float" office:value="176.009672756933" calcext:value-type="float">
            <text:p>176.009672756933</text:p>
          </table:table-cell>
          <table:table-cell office:value-type="float" office:value="22.6261690466128" calcext:value-type="float">
            <text:p>22.6261690466128</text:p>
          </table:table-cell>
          <table:table-cell office:value-type="float" office:value="0.649838" calcext:value-type="float">
            <text:p>0.649838</text:p>
          </table:table-cell>
          <table:table-cell office:value-type="float" office:value="141.304860712662" calcext:value-type="float">
            <text:p>141.304860712662</text:p>
          </table:table-cell>
          <table:table-cell office:value-type="float" office:value="3.72629981213168" calcext:value-type="float">
            <text:p>3.72629981213168</text:p>
          </table:table-cell>
          <table:table-cell office:value-type="float" office:value="8.101227" calcext:value-type="float">
            <text:p>8.101227</text:p>
          </table:table-cell>
          <table:table-cell office:value-type="float" office:value="145.818247160364" calcext:value-type="float">
            <text:p>145.818247160364</text:p>
          </table:table-cell>
          <table:table-cell office:value-type="float" office:value="4.77504697133289" calcext:value-type="float">
            <text:p>4.77504697133289</text:p>
          </table:table-cell>
          <table:table-cell/>
          <table:table-cell table:formula="of:=MIN([.D15];[.G15]; [.J15];[.M15]; [.P15])" office:value-type="float" office:value="128.025855468982" calcext:value-type="float">
            <text:p>128.025855468982</text:p>
          </table:table-cell>
          <table:table-cell table:formula="of:=MIN([.E15];[.H15];[.K15];[.N15];[.Q15])" office:value-type="float" office:value="1.55645052873687" calcext:value-type="float">
            <text:p>1.55645052873687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32.0336908836696" calcext:value-type="float">
            <text:p>32.0336908836696</text:p>
          </table:table-cell>
          <table:table-cell office:value-type="float" office:value="1.56316054738206" calcext:value-type="float">
            <text:p>1.56316054738206</text:p>
          </table:table-cell>
          <table:table-cell/>
          <table:table-cell office:value-type="float" office:value="202.092612174464" calcext:value-type="float">
            <text:p>202.092612174464</text:p>
          </table:table-cell>
          <table:table-cell office:value-type="float" office:value="7.38742578382374" calcext:value-type="float">
            <text:p>7.38742578382374</text:p>
          </table:table-cell>
          <table:table-cell/>
          <table:table-cell office:value-type="float" office:value="43.8612409572708" calcext:value-type="float">
            <text:p>43.8612409572708</text:p>
          </table:table-cell>
          <table:table-cell office:value-type="float" office:value="5.88363764411673" calcext:value-type="float">
            <text:p>5.88363764411673</text:p>
          </table:table-cell>
          <table:table-cell/>
          <table:table-cell office:value-type="float" office:value="35.0546932150727" calcext:value-type="float">
            <text:p>35.0546932150727</text:p>
          </table:table-cell>
          <table:table-cell office:value-type="float" office:value="1.43162586141028" calcext:value-type="float">
            <text:p>1.43162586141028</text:p>
          </table:table-cell>
          <table:table-cell/>
          <table:table-cell office:value-type="float" office:value="35.5568919526506" calcext:value-type="float">
            <text:p>35.5568919526506</text:p>
          </table:table-cell>
          <table:table-cell office:value-type="float" office:value="1.72572925686266" calcext:value-type="float">
            <text:p>1.72572925686266</text:p>
          </table:table-cell>
          <table:table-cell/>
          <table:table-cell table:formula="of:=MIN([.D16];[.G16]; [.J16];[.M16]; [.P16])" office:value-type="float" office:value="32.0336908836696" calcext:value-type="float">
            <text:p>32.0336908836696</text:p>
          </table:table-cell>
          <table:table-cell table:formula="of:=MIN([.E16];[.H16];[.K16];[.N16];[.Q16])" office:value-type="float" office:value="1.43162586141028" calcext:value-type="float">
            <text:p>1.43162586141028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White Wine Quality</text:p>
          </table:table-cell>
          <table:table-cell office:value-type="string" calcext:value-type="string">
            <text:p>Training</text:p>
          </table:table-cell>
          <table:table-cell office:value-type="float" office:value="382.198402652602" calcext:value-type="float">
            <text:p>382.198402652602</text:p>
          </table:table-cell>
          <table:table-cell office:value-type="float" office:value="2.71596527291622" calcext:value-type="float">
            <text:p>2.71596527291622</text:p>
          </table:table-cell>
          <table:table-cell/>
          <table:table-cell office:value-type="float" office:value="420.324611543939" calcext:value-type="float">
            <text:p>420.324611543939</text:p>
          </table:table-cell>
          <table:table-cell office:value-type="float" office:value="4.44385018716228" calcext:value-type="float">
            <text:p>4.44385018716228</text:p>
          </table:table-cell>
          <table:table-cell office:value-type="float" office:value="0.65195" calcext:value-type="float">
            <text:p>0.65195</text:p>
          </table:table-cell>
          <table:table-cell office:value-type="float" office:value="466.256229279861" calcext:value-type="float">
            <text:p>466.256229279861</text:p>
          </table:table-cell>
          <table:table-cell office:value-type="float" office:value="46.6762308956609" calcext:value-type="float">
            <text:p>46.6762308956609</text:p>
          </table:table-cell>
          <table:table-cell office:value-type="float" office:value="1.156708" calcext:value-type="float">
            <text:p>1.156708</text:p>
          </table:table-cell>
          <table:table-cell office:value-type="float" office:value="406.021264706935" calcext:value-type="float">
            <text:p>406.021264706935</text:p>
          </table:table-cell>
          <table:table-cell office:value-type="float" office:value="3.36969826363597" calcext:value-type="float">
            <text:p>3.36969826363597</text:p>
          </table:table-cell>
          <table:table-cell office:value-type="float" office:value="11.502041" calcext:value-type="float">
            <text:p>11.502041</text:p>
          </table:table-cell>
          <table:table-cell office:value-type="float" office:value="411.065068529045" calcext:value-type="float">
            <text:p>411.065068529045</text:p>
          </table:table-cell>
          <table:table-cell office:value-type="float" office:value="5.82489078534038" calcext:value-type="float">
            <text:p>5.82489078534038</text:p>
          </table:table-cell>
          <table:table-cell/>
          <table:table-cell table:formula="of:=MIN([.D17];[.G17]; [.J17];[.M17]; [.P17])" office:value-type="float" office:value="382.198402652602" calcext:value-type="float">
            <text:p>382.198402652602</text:p>
          </table:table-cell>
          <table:table-cell table:formula="of:=MIN([.E17];[.H17];[.K17];[.N17];[.Q17])" office:value-type="float" office:value="2.71596527291622" calcext:value-type="float">
            <text:p>2.71596527291622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94.9396200471657" calcext:value-type="float">
            <text:p>94.9396200471657</text:p>
          </table:table-cell>
          <table:table-cell office:value-type="float" office:value="2.54192769274862" calcext:value-type="float">
            <text:p>2.54192769274862</text:p>
          </table:table-cell>
          <table:table-cell/>
          <table:table-cell office:value-type="float" office:value="105.753026179677" calcext:value-type="float">
            <text:p>105.753026179677</text:p>
          </table:table-cell>
          <table:table-cell office:value-type="float" office:value="2.70641063384376" calcext:value-type="float">
            <text:p>2.70641063384376</text:p>
          </table:table-cell>
          <table:table-cell/>
          <table:table-cell office:value-type="float" office:value="116.450632755615" calcext:value-type="float">
            <text:p>116.450632755615</text:p>
          </table:table-cell>
          <table:table-cell office:value-type="float" office:value="12.137928521006" calcext:value-type="float">
            <text:p>12.137928521006</text:p>
          </table:table-cell>
          <table:table-cell/>
          <table:table-cell office:value-type="float" office:value="100.242724741177" calcext:value-type="float">
            <text:p>100.242724741177</text:p>
          </table:table-cell>
          <table:table-cell office:value-type="float" office:value="2.65938446675768" calcext:value-type="float">
            <text:p>2.65938446675768</text:p>
          </table:table-cell>
          <table:table-cell/>
          <table:table-cell office:value-type="float" office:value="103.214207766727" calcext:value-type="float">
            <text:p>103.214207766727</text:p>
          </table:table-cell>
          <table:table-cell office:value-type="float" office:value="2.49091297797985" calcext:value-type="float">
            <text:p>2.49091297797985</text:p>
          </table:table-cell>
          <table:table-cell/>
          <table:table-cell table:formula="of:=MIN([.D18];[.G18]; [.J18];[.M18]; [.P18])" office:value-type="float" office:value="94.9396200471657" calcext:value-type="float">
            <text:p>94.9396200471657</text:p>
          </table:table-cell>
          <table:table-cell table:formula="of:=MIN([.E18];[.H18];[.K18];[.N18];[.Q18])" office:value-type="float" office:value="2.49091297797985" calcext:value-type="float">
            <text:p>2.49091297797985</text:p>
          </table:table-cell>
        </table:table-row>
        <calcext:conditional-formats>
          <calcext:conditional-format calcext:target-range-address="Sheet1.G7:Sheet1.H18">
            <calcext:condition calcext:apply-style-name="Duplicate Highlight" calcext:value="duplicate" calcext:base-cell-address="Sheet1.G7"/>
          </calcext:conditional-format>
          <calcext:conditional-format calcext:target-range-address="Sheet1.J7:Sheet1.K18">
            <calcext:condition calcext:apply-style-name="Duplicate Highlight" calcext:value="duplicate" calcext:base-cell-address="Sheet1.J7"/>
          </calcext:conditional-format>
          <calcext:conditional-format calcext:target-range-address="Sheet1.M7:Sheet1.N18">
            <calcext:condition calcext:apply-style-name="Duplicate Highlight" calcext:value="duplicate" calcext:base-cell-address="Sheet1.M7"/>
          </calcext:conditional-format>
          <calcext:conditional-format calcext:target-range-address="Sheet1.R7:Sheet1.S18">
            <calcext:condition calcext:apply-style-name="Duplicate Highlight" calcext:value="duplicate" calcext:base-cell-address="Sheet1.R7"/>
            <calcext:condition calcext:apply-style-name="Duplicate Highlight 2" calcext:value="duplicate" calcext:base-cell-address="Sheet1.R7"/>
          </calcext:conditional-format>
          <calcext:conditional-format calcext:target-range-address="Sheet1.P7:Sheet1.T18">
            <calcext:condition calcext:apply-style-name="Duplicate Highlight" calcext:value="duplicate" calcext:base-cell-address="Sheet1.P7"/>
          </calcext:conditional-format>
          <calcext:conditional-format calcext:target-range-address="Sheet1.F8:Sheet1.T18 Sheet1.P7:Sheet1.T7 Sheet1.G7:Sheet1.N7">
            <calcext:condition calcext:apply-style-name="Duplicate Highlight" calcext:value="duplicate" calcext:base-cell-address="Sheet1.E7"/>
          </calcext:conditional-format>
          <calcext:conditional-format calcext:target-range-address="Sheet1.O7:Sheet1.O7">
            <calcext:condition calcext:apply-style-name="Duplicate Highlight" calcext:value="duplicate" calcext:base-cell-address="Sheet1.O7"/>
          </calcext:conditional-format>
          <calcext:conditional-format calcext:target-range-address="Sheet1.E7:Sheet1.E18">
            <calcext:condition calcext:apply-style-name="Duplicate Highlight" calcext:value="duplicate" calcext:base-cell-address="Sheet1.E7"/>
          </calcext:conditional-format>
          <calcext:conditional-format calcext:target-range-address="Sheet1.E7:Sheet1.E18">
            <calcext:condition calcext:apply-style-name="Duplicate Highlight" calcext:value="duplicate" calcext:base-cell-address="Sheet1.E7"/>
          </calcext:conditional-format>
          <calcext:conditional-format calcext:target-range-address="Sheet1.D7:Sheet1.D8">
            <calcext:condition calcext:apply-style-name="Duplicate Highlight" calcext:value="duplicate" calcext:base-cell-address="Sheet1.D7"/>
          </calcext:conditional-format>
          <calcext:conditional-format calcext:target-range-address="Sheet1.D7:Sheet1.D8">
            <calcext:condition calcext:apply-style-name="Duplicate Highlight" calcext:value="duplicate" calcext:base-cell-address="Sheet1.D7"/>
          </calcext:conditional-format>
          <calcext:conditional-format calcext:target-range-address="Sheet1.D9:Sheet1.D18">
            <calcext:condition calcext:apply-style-name="Duplicate Highlight" calcext:value="duplicate" calcext:base-cell-address="Sheet1.D9"/>
          </calcext:conditional-format>
          <calcext:conditional-format calcext:target-range-address="Sheet1.D9:Sheet1.D18">
            <calcext:condition calcext:apply-style-name="Duplicate Highlight" calcext:value="duplicate" calcext:base-cell-address="Sheet1.D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uplicate_20_Highlight" style:display-name="Duplicate Highlight" style:family="table-cell" style:parent-style-name="Default">
      <style:table-cell-properties fo:background-color="#dddddd"/>
    </style:style>
    <style:style style:name="Untitled1" style:family="table-cell" style:parent-style-name="Duplicate_20_Highlight"/>
    <style:style style:name="Duplicate_20_Highlight_20_2" style:display-name="Duplicate Highlight 2" style:family="table-cell" style:parent-style-name="Duplicate_20_Highligh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5:36:47.867265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5:18:02.597275901</meta:creation-date>
    <dc:date>2017-01-05T17:45:17.783259263</dc:date>
    <meta:editing-duration>P1DT34M18S</meta:editing-duration>
    <meta:editing-cycles>8</meta:editing-cycles>
    <meta:generator>LibreOffice/5.2.3.3$Linux_X86_64 LibreOffice_project/20m0$Build-3</meta:generator>
    <meta:document-statistic meta:table-count="1" meta:cell-count="204" meta:object-count="0"/>
  </office:meta>
</office:document-meta>
</file>